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fo:break-before="page" table:align="margins"/>
    </style:style>
    <style:style style:name="Table1.A" style:family="table-column">
      <style:table-column-properties style:column-width="3.688cm" style:rel-column-width="2091*"/>
    </style:style>
    <style:style style:name="Table1.B" style:family="table-column">
      <style:table-column-properties style:column-width="3.21cm" style:rel-column-width="1820*"/>
    </style:style>
    <style:style style:name="Table1.C" style:family="table-column">
      <style:table-column-properties style:column-width="2.591cm" style:rel-column-width="1469*"/>
    </style:style>
    <style:style style:name="Table1.D" style:family="table-column">
      <style:table-column-properties style:column-width="2.115cm" style:rel-column-width="1199*"/>
    </style:style>
    <style:style style:name="Table1.E" style:family="table-column">
      <style:table-column-properties style:column-width="1.602cm" style:rel-column-width="908*"/>
    </style:style>
    <style:style style:name="Table1.F" style:family="table-column">
      <style:table-column-properties style:column-width="4.761cm" style:rel-column-width="2699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993cm" fo:margin-left="0cm" fo:margin-right="-0.026cm" fo:break-before="page" table:align="margins"/>
    </style:style>
    <style:style style:name="Table2.A" style:family="table-column">
      <style:table-column-properties style:column-width="17.993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.127cm" fo:margin-top="0cm" fo:margin-bottom="0.349cm" fo:line-height="135%" fo:text-indent="0cm" style:auto-text-indent="false" style:shadow="none"/>
    </style:style>
    <style:style style:name="P3" style:family="paragraph" style:parent-style-name="Standard">
      <style:text-properties style:font-name="DejaVu Sans Condensed"/>
    </style:style>
    <style:style style:name="P4" style:family="paragraph" style:parent-style-name="Text_20_body">
      <style:paragraph-properties fo:margin-top="0cm" fo:margin-bottom="0.349cm" fo:line-height="135%" style:shadow="none"/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P5" style:family="paragraph" style:parent-style-name="Heading">
      <style:text-properties fo:color="#000000" style:font-name="DejaVu Sans Condensed" fo:font-weight="bold" style:font-name-asian="Microsoft YaHei" style:font-name-complex="Mangal"/>
    </style:style>
    <style:style style:name="P6" style:family="paragraph" style:parent-style-name="Table_20_Contents">
      <style:text-properties style:font-name="DejaVu Sans Condensed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9" style:family="paragraph" style:parent-style-name="Table_20_Contents">
      <style:paragraph-properties fo:text-align="end" style:justify-single-word="false"/>
      <style:text-properties style:font-name="DejaVu Sans Condensed" fo:font-weight="normal" style:font-weight-asian="normal" style:font-weight-complex="normal"/>
    </style:style>
    <style:style style:name="P10" style:family="paragraph" style:parent-style-name="Table_20_Contents">
      <style:paragraph-properties fo:margin-left="0cm" fo:margin-right="0.131cm" fo:margin-top="0cm" fo:margin-bottom="0cm" fo:text-align="end" style:justify-single-word="false" fo:text-indent="0cm" style:auto-text-indent="false"/>
      <style:text-properties fo:color="#666666" style:font-name="DejaVu Sans Condensed"/>
    </style:style>
    <style:style style:name="P11" style:family="paragraph" style:parent-style-name="Table_20_Contents">
      <style:paragraph-properties fo:margin-top="0.131cm" fo:margin-bottom="0cm"/>
      <style:text-properties style:font-name="DejaVu Sans Condensed"/>
    </style:style>
    <style:style style:name="P12" style:family="paragraph" style:parent-style-name="Table_20_Contents">
      <style:paragraph-properties fo:margin-top="0.131cm" fo:margin-bottom="0cm" fo:text-align="center" style:justify-single-word="false"/>
      <style:text-properties style:font-name="DejaVu Sans Condensed"/>
    </style:style>
    <style:style style:name="P13" style:family="paragraph" style:parent-style-name="Table_20_Contents">
      <style:paragraph-properties fo:margin-top="0.131cm" fo:margin-bottom="0cm" fo:text-align="end" style:justify-single-word="false"/>
      <style:text-properties style:font-name="DejaVu Sans Condensed"/>
    </style:style>
    <style:style style:name="P14" style:family="paragraph" style:parent-style-name="Table_20_Contents">
      <style:paragraph-properties fo:margin-left="0cm" fo:margin-right="0cm" fo:margin-top="0.131cm" fo:margin-bottom="0cm" fo:text-align="start" style:justify-single-word="false" fo:text-indent="0cm" style:auto-text-indent="false"/>
      <style:text-properties style:use-window-font-color="true" style:font-name="DejaVu Sans Condensed"/>
    </style:style>
    <style:style style:name="P15" style:family="paragraph" style:parent-style-name="Table_20_Contents">
      <style:paragraph-properties fo:margin-top="0.131cm" fo:margin-bottom="0.3cm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16" style:family="paragraph" style:parent-style-name="Table_20_Contents">
      <style:paragraph-properties fo:margin-top="0cm" fo:margin-bottom="0.131cm" fo:text-align="end" style:justify-single-word="false"/>
      <style:text-properties fo:color="#666666" style:font-name="DejaVu Sans Condense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7" style:family="paragraph" style:parent-style-name="Table_20_Contents">
      <style:paragraph-properties fo:margin-top="0cm" fo:margin-bottom="0cm" fo:text-align="end" style:justify-single-word="false"/>
      <style:text-properties fo:color="#666666" style:font-name="DejaVu Sans Condensed"/>
    </style:style>
    <style:style style:name="P18" style:family="paragraph" style:parent-style-name="Heading_20_2">
      <style:text-properties style:font-name="DejaVu Sans Condensed"/>
    </style:style>
    <style:style style:name="P19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20" style:family="paragraph" style:parent-style-name="Heading_20_4">
      <style:paragraph-properties fo:margin-left="0.3cm" fo:margin-right="0.101cm" fo:margin-top="0.131cm" fo:margin-bottom="0cm" fo:line-height="100%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/>
    </style:style>
    <style:style style:name="P21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2" style:family="paragraph" style:parent-style-name="Heading_20_3">
      <style:text-properties style:font-name="DejaVu Sans Condensed"/>
    </style:style>
    <style:style style:name="P23" style:family="paragraph" style:parent-style-name="Heading_20_3">
      <style:paragraph-properties fo:margin-top="0.127cm" fo:margin-bottom="0.127cm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24" style:family="paragraph" style:parent-style-name="Table_20_Contents">
      <style:paragraph-properties fo:margin-left="0cm" fo:margin-right="0.131cm" fo:margin-top="0cm" fo:margin-bottom="0.131cm" fo:text-align="start" style:justify-single-word="false" fo:text-indent="0cm" style:auto-text-indent="false"/>
      <style:text-properties style:use-window-font-color="true" style:font-name="DejaVu Sans Condensed" fo:font-style="italic" style:font-style-asian="italic" style:font-style-complex="italic"/>
    </style:style>
    <style:style style:name="P25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6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7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8" style:family="paragraph" style:parent-style-name="Table_20_Contents">
      <style:text-properties style:font-name="DejaVu Sans Condensed"/>
    </style:style>
    <style:style style:name="P29" style:family="paragraph" style:parent-style-name="Table_20_Contents">
      <style:text-properties style:font-name="DejaVu Sans Condense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3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4" style:family="text">
      <style:text-properties style:font-name="DejaVu Sans Condensed"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Route des Landes<text:line-break/>03430 Cosne d'Allier<text:line-break/>FRANCE</text:p>
          </table:table-cell>
          <table:table-cell table:style-name="Table1.A1" table:number-columns-spanned="4" office:value-type="string">
            <text:p text:style-name="P5">Maxime MÉLOUX</text:p>
          </table:table-cell>
          <table:covered-table-cell/>
          <table:covered-table-cell/>
          <table:covered-table-cell/>
          <table:table-cell table:style-name="Table1.A1" office:value-type="string">
            <text:p text:style-name="P2"><text:span text:style-name="T9">(+33) 7 50 35 22 62 [France]<text:line-break/></text:span><text:a xlink:type="simple" xlink:href="mailto:maxime.meloux@gmail.com" text:style-name="Internet_20_link" text:visited-style-name="Visited_20_Internet_20_Link"><text:span text:style-name="T14">maxime.meloux@gmail.com</text:span></text:a><text:span text:style-name="T14"><text:line-break/>Skype : maxime.meloux</text:span></text:p>
          </table:table-cell>
        </table:table-row>
        <table:table-row>
          <table:table-cell table:style-name="Table1.A1" table:number-columns-spanned="6" office:value-type="string">
            <text:p text:style-name="P7">Master of Science in Engineering (School : Ensimag)</text:p>
            <text:p text:style-name="P15">Engineer in Mathematical Modelling, Vision, Graphics &amp; Simulation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19" text:outline-level="2">+ PERSONALITY</text:h>
                </table:table-cell>
              </table:table-row>
              <table:table-row>
                <table:table-cell table:style-name="Table2.A1" office:value-type="string">
                  <text:h text:style-name="P20" text:outline-level="4"><text:span text:style-name="T1">Skilled French student expect</text:span><text:span text:style-name="T1">ing</text:span><text:span text:style-name="T1"> to graduate in 2017 with a </text:span><text:span text:style-name="T10">Master of Science</text:span><text:span text:style-name="T1"> in Applied Mathematics and Computer Science from a </text:span><text:span text:style-name="T10">prestigious French school</text:span><text:span text:style-name="T1"> seeking a </text:span><text:span text:style-name="T10">summer internship</text:span><text:span text:style-name="T1"> (8 − 13 weeks) in an IT company, where I can use my extensive skills in development. In-depth</text:span><text:span text:style-name="T10"> problem-solving and analytic abilities</text:span><text:span text:style-name="T1">, </text:span><text:span text:style-name="T10">fast learning</text:span><text:span text:style-name="T1"> and broad range of interests which allow me to have a comprehensive view of a problem, and enable me to work in a fast-paced environment. Highly qualified in positions requiring teamwork, with great </text:span><text:span text:style-name="T10">interpersonal communication skills</text:span><text:span text:style-name="T1">. Ambitious and innovative person, willing to put my skills to a practical use and embrace new challenges.<text:line-break/></text:span></text:h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8" text:outline-level="2">+ WORK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JANUARY 2016<text:line-break/>(4 weeks)</text:h>
          </table:table-cell>
          <table:table-cell table:style-name="Table1.A1" table:number-columns-spanned="5" office:value-type="string">
            <text:p text:style-name="P6"><text:span text:style-name="T10">School project : </text:span><text:span text:style-name="T1">In teams of 5, r</text:span>ealized a full compiler written in Java for the object-oriented Deca (simplified Java) language, from the source code to the assembly langu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JUNE 2015<text:line-break/>(3 weeks)</text:h>
          </table:table-cell>
          <table:table-cell table:style-name="Table1.A1" table:number-columns-spanned="5" office:value-type="string">
            <text:p text:style-name="P6"><text:span text:style-name="T10">School project : </text:span><text:span text:style-name="T1">Led a</text:span> group of three students during the creation of a C library to create and manage graphical interfac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8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Sep 2014 ─ 2017 (expected)</text:h>
          </table:table-cell>
          <table:table-cell table:style-name="Table1.A1" table:number-columns-spanned="2" office:value-type="string">
            <text:p text:style-name="P11"><text:span text:style-name="T10">Master of Science in Engineering :</text:span><text:span text:style-name="T1"><text:line-break/></text:span><text:span text:style-name="T16">Modelling, Graphics</text:span><text:span text:style-name="T1"> &amp; Simulation<text:line-break/>→ </text:span><text:span text:style-name="T15">Several other major school projects,</text:span></text:p>
          </table:table-cell>
          <table:covered-table-cell/>
          <table:table-cell table:style-name="Table1.A1" table:number-columns-spanned="3" office:value-type="string">
            <text:p text:style-name="P14"><text:span text:style-name="T1">Computer Science &amp; Applied Mathematics, option Vision,</text:span></text:p>
            <text:p text:style-name="P10">Ensimag / St-Martin d'Hères (Grenoble, FRANCE)</text:p>
            <text:p text:style-name="P24">in Java, C, C++, Matlab, Ada...</text:p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Sep 2012 ─ Jun 2014</text:h>
          </table:table-cell>
          <table:table-cell table:style-name="Table1.A1" table:number-columns-spanned="5" office:value-type="string">
            <text:p text:style-name="P11"><text:span text:style-name="T10">MP Preparatory classes to higher schools </text:span><text:span text:style-name="T1">(mathematics/physics) </text:span><text:span text:style-name="T12">– Computer Science option</text:span></text:p>
            <text:p text:style-name="P16">Lycée Blaise Pascal / Clermont-Ferrand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Sep 2009 ─ Jun 2012<text:line-break/></text:h>
          </table:table-cell>
          <table:table-cell table:style-name="Table1.A1" table:number-columns-spanned="5" office:value-type="string">
            <text:p text:style-name="P11"><text:span text:style-name="T10">Scientific baccalauréat (French A-levels)</text:span> <text:span text:style-name="T1">– European section (English)</text:span></text:p>
            <text:p text:style-name="P17">Lycée St-Jacques de Compostelle / Le Puy-en-Velay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8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span text:style-name="T10">French </text:span><text:span text:style-name="T1">(Native C2 level)</text:span></text:p>
            <text:p text:style-name="P6"><text:span text:style-name="T10">English </text:span><text:span text:style-name="T1">(C1 – C2, </text:span><text:span text:style-name="T1">TOEIC 985/990, B2 in 2013</text:span><text:span text:style-name="T1">)<text:line-break/></text:span></text:p>
          </table:table-cell>
          <table:covered-table-cell/>
          <table:table-cell table:style-name="Table1.A1" table:number-columns-spanned="2" office:value-type="string">
            <text:p text:style-name="P12"><text:span text:style-name="T10">German</text:span><text:span text:style-name="T1"> (B1 – B2)</text:span></text:p>
            <text:p text:style-name="P8"><text:span text:style-name="T10">Spanish</text:span><text:span text:style-name="T1"> (</text:span><text:span text:style-name="T1">Notions</text:span><text:span text:style-name="T1">)</text:span></text:p>
          </table:table-cell>
          <table:covered-table-cell/>
          <table:table-cell table:style-name="Table1.A1" table:number-columns-spanned="2" office:value-type="string">
            <text:p text:style-name="P13"><text:span text:style-name="T10">Polish</text:span><text:span text:style-name="T1"> (</text:span><text:span text:style-name="T1">N</text:span><text:span text:style-name="T1">otions</text:span><text:span text:style-name="T1">)</text:span></text:p>
            <text:p text:style-name="P9">Knowledge of cyrillic script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18" text:outline-level="2">+ CORE STUDIES (PARTIAL LIST)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Applied Mathematics<text:line-break/></text:h>
            <text:h text:style-name="P22" text:outline-level="3">Computer Science<text:line-break/><text:line-break/>Other</text:h>
          </table:table-cell>
          <table:table-cell table:style-name="Table1.A1" table:number-columns-spanned="5" office:value-type="string">
            <text:list text:style-name="L1">
              <text:list-header>
                <text:p text:style-name="P25">Numerical optimization · Operations Research &amp; Combinatorial Optimization · Numerical data management · Probabilistic models for learning · Computer aided geometric design · 3D Graphics</text:p>
                <text:p text:style-name="P25">Compilation · Algorithms &amp; Discrete Optimization · Hardware Architecture · Databases · Object-Oriented Programming · Software Engineering · Networks &amp; Telecommunications</text:p>
              </text:list-header>
            </text:list>
            <text:list text:style-name="L2">
              <text:list-header>
                <text:p text:style-name="P27">General Economics · Business Management · Project Management · Strategy &amp; Marketing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8" text:outline-level="2">+ TECHNICAL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Programming &amp; Web languages</text:h>
          </table:table-cell>
          <table:table-cell table:style-name="Table1.A1" table:number-columns-spanned="5" office:value-type="string">
            <text:p text:style-name="P6"><text:span text:style-name="T10">C/C++, Java, Bash, </text:span><text:span text:style-name="T10">OpenGL, </text:span><text:span text:style-name="T10">Ada, Scilab/Matlab, Latex, Caml,</text:span><text:span text:style-name="T1"><text:line-break/></text:span><text:span text:style-name="T10">HTML5/CSS3, javaScript, jQuery, MongoDB, node.js</text:span><text:span text:style-name="T1"> − basics in PHP<text:line-break/></text:span><text:span text:style-name="T10">x86/MIPS assembly, VHDL, ActionScript</text:span><text:span text:style-name="T1"> − basics in Pyth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perating systems</text:h>
          </table:table-cell>
          <table:table-cell table:style-name="Table1.A1" table:number-columns-spanned="5" office:value-type="string">
            <text:p text:style-name="P6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<text:span text:style-name="T13">Software</text:span> &amp; libraries</text:h>
          </table:table-cell>
          <table:table-cell table:style-name="Table1.A1" table:number-columns-spanned="5" office:value-type="string">
            <text:h text:style-name="P28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9" text:outline-level="2">+ HOBBIES AND OTHER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1" text:outline-level="4">Travelling to foreign countries (Europe : 20 countries visited). Also interested in many foreign languages.</text:h>
            <text:h text:style-name="P21" text:outline-level="4">Miscellaneous personal programming projects in C/C++, ActionScript, JavaScript/HTML 5/CSS 3, and node.js</text:h>
            <text:h text:style-name="P21" text:outline-level="4">Computer security awareness (exploits and defense), both from self-education and ethical hacking conferences/challenges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left="-3.701cm" fo:margin-right="-4.8cm" fo:margin-top="0cm" fo:margin-bottom="0.203cm" fo:line-height="100%" fo:text-align="center" style:justify-single-word="false" fo:text-indent="0cm" style:auto-text-indent="false" style:page-number="auto" fo:background-color="transparent" fo:padding="0cm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fo:line-height="100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31cm" fo:margin-right="0.131cm" fo:margin-top="0.127cm" fo:margin-bottom="0.127cm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31cm" fo:margin-bottom="0cm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2</text:page-number> of <text:page-count>2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10-14T19:14:04.197309694</meta:creation-date>
    <meta:editing-duration>PT4H55M50S</meta:editing-duration>
    <meta:editing-cycles>152</meta:editing-cycles>
    <meta:generator>LibreOffice/5.0.4.2$Linux_X86_64 LibreOffice_project/00$Build-2</meta:generator>
    <dc:title>Normal</dc:title>
    <meta:initial-creator>Maxime Méloux</meta:initial-creator>
    <dc:date>2016-02-09T03:27:53.346271050</dc:date>
    <dc:creator>Maxime Méloux</dc:creator>
    <meta:printed-by>Maxime Méloux</meta:printed-by>
    <meta:print-date>2016-02-01T17:18:22.065792660</meta:print-date>
    <meta:document-statistic meta:table-count="2" meta:image-count="0" meta:object-count="0" meta:page-count="2" meta:paragraph-count="49" meta:word-count="508" meta:character-count="3458" meta:non-whitespace-character-count="2991"/>
  </office:meta>
</office:document-meta>
</file>